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c493" officeooo:paragraph-rsid="0003c493"/>
    </style:style>
    <style:style style:name="P2" style:family="paragraph" style:parent-style-name="Standard">
      <style:text-properties officeooo:rsid="000495aa" officeooo:paragraph-rsid="000495aa"/>
    </style:style>
    <style:style style:name="P3" style:family="paragraph" style:parent-style-name="Standard">
      <style:text-properties fo:font-weight="bold" officeooo:rsid="0005c05f" officeooo:paragraph-rsid="0005c05f" style:font-weight-asian="bold" style:font-weight-complex="bold"/>
    </style:style>
    <style:style style:name="P4" style:family="paragraph" style:parent-style-name="Standard">
      <style:text-properties fo:font-weight="bold" officeooo:rsid="00071d43" officeooo:paragraph-rsid="00071d43" style:font-weight-asian="bold" style:font-weight-complex="bold"/>
    </style:style>
    <style:style style:name="P5" style:family="paragraph" style:parent-style-name="Standard">
      <style:text-properties fo:font-weight="bold" officeooo:rsid="00071d43" officeooo:paragraph-rsid="0007fce9" style:font-weight-asian="bold" style:font-weight-complex="bold"/>
    </style:style>
    <style:style style:name="P6" style:family="paragraph" style:parent-style-name="Standard">
      <style:text-properties fo:font-weight="bold" officeooo:rsid="0007fce9" officeooo:paragraph-rsid="0007fce9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1d43" style:font-weight-asian="normal" style:font-weight-complex="normal"/>
    </style:style>
    <style:style style:name="T4" style:family="text">
      <style:text-properties fo:font-weight="normal" officeooo:rsid="0007fce9" style:font-weight-asian="normal" style:font-weight-complex="normal"/>
    </style:style>
    <style:style style:name="T5" style:family="text">
      <style:text-properties officeooo:rsid="00071d43"/>
    </style:style>
    <style:style style:name="T6" style:family="text">
      <style:text-properties officeooo:rsid="0007fc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ce 2.1</text:p>
      <text:p text:style-name="Standard">On verra apparaître à l’écran 231, puis 462 (qui vaut 231 * 2)</text:p>
      <text:p text:style-name="Standard"/>
      <text:p text:style-name="P1">Exercice 2,2</text:p>
      <text:p text:style-name="P1"/>
      <text:p text:style-name="Standard"><text:span text:style-name="T1">Variables</text:span> nb, carr <text:span text:style-name="T1">en Entier</text:span><text:line-break/><text:span text:style-name="T1">Début</text:span><text:line-break/><text:span text:style-name="T1">Ecrire</text:span> "Entrez un nombre :"<text:line-break/><text:span text:style-name="T1">Lire</text:span> nb<text:line-break/>carr ← nb * nb<text:line-break/><text:span text:style-name="T1">Ecrire</text:span> "Son carré est : ", carr<text:line-break/><text:span text:style-name="T1">Fin</text:span></text:p>
      <text:p text:style-name="Standard"/>
      <text:p text:style-name="Standard">En fait, on pourrait tout aussi bien économiser la variable carr en remplaçant les deux avant-dernières lignes par :</text:p>
      <text:p text:style-name="Standard"><text:span text:style-name="T1">Ecrire</text:span> "Son carré est : ", nb*nb</text:p>
      <text:p text:style-name="Standard">C'est une question de style ; dans un cas, on privilégie la lisibilité de l'algorithme, dans l'autre, on privilégie l'économie d'une variable.</text:p>
      <text:p text:style-name="Standard"/>
      <text:p text:style-name="Standard">Exercice 2.3</text:p>
      <text:p text:style-name="Standard"><text:span text:style-name="T1">Variables</text:span> nb, pht, ttva, pttc <text:span text:style-name="T1">en Numérique</text:span><text:line-break/><text:span text:style-name="T1">Début</text:span><text:line-break/><text:span text:style-name="T1">Ecrire</text:span> "Entrez le prix hors taxes :"<text:line-break/><text:span text:style-name="T1">Lire</text:span> pht<text:line-break/><text:span text:style-name="T1">Ecrire</text:span> "Entrez le nombre d’articles :"<text:line-break/><text:span text:style-name="T1">Lire</text:span> nb<text:line-break/><text:span text:style-name="T1">Ecrire</text:span> "Entrez le taux de TVA :"<text:line-break/><text:span text:style-name="T1">Lire</text:span> ttva<text:line-break/>pttc ← nb * pht * (1 + ttva)<text:line-break/><text:span text:style-name="T1">Ecrire</text:span> "Le prix toutes taxes est : ", pttc<text:line-break/><text:span text:style-name="T1">Fin</text:span></text:p>
      <text:p text:style-name="Standard">Là aussi, on pourrait squeezer une variable et une ligne en écrivant directement. :</text:p>
      <text:p text:style-name="Standard"><text:span text:style-name="T1">Ecrire</text:span> "Le prix toutes taxes est : ", nb * pht * (1 + ttva)</text:p>
      <text:p text:style-name="Standard"/>
      <text:p text:style-name="P2">Exercice 2.4</text:p>
      <text:p text:style-name="P3">Variables <text:span text:style-name="T3">text</text:span><text:span text:style-name="T4">1,text2,text3,text4 </text:span><text:span text:style-name="T3"><text:s/></text:span><text:span text:style-name="T5">En Numérique</text:span></text:p>
      <text:p text:style-name="P4">Début</text:p>
      <text:p text:style-name="P4">Ecrire <text:span text:style-name="T2">« belle marquise» </text:span></text:p>
      <text:p text:style-name="P5">Lire <text:span text:style-name="T2">text</text:span><text:span text:style-name="T4">1</text:span></text:p>
      <text:p text:style-name="P5"><text:span text:style-name="T6">Ecrire «</text:span><text:span text:style-name="T2">,» </text:span></text:p>
      <text:p text:style-name="P5"><text:span text:style-name="T6">Lire </text:span><text:span text:style-name="T4">text2</text:span></text:p>
      <text:p text:style-name="P5"><text:span text:style-name="T6">Ecrire «</text:span><text:span text:style-name="T2">vos yeux me font» </text:span></text:p>
      <text:p text:style-name="P5"><text:span text:style-name="T6">Lire </text:span><text:span text:style-name="T4">text3</text:span></text:p>
      <text:p text:style-name="P5"><text:span text:style-name="T6">Ecrire «</text:span><text:span text:style-name="T2">mourir d’amour»</text:span></text:p>
      <text:p text:style-name="P6">Lire<text:span text:style-name="T2"> text4</text:span></text:p>
      <text:p text:style-name="P4">F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1:01:15.541295188</meta:creation-date>
    <dc:date>2023-03-20T11:49:21.580494629</dc:date>
    <meta:editing-duration>PT48M5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205" meta:character-count="1103" meta:non-whitespace-character-count="917"/>
  </office:meta>
</office:document-meta>
</file>